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fo:keep-together="auto"/>
    </style:style>
    <style:style style:name="Taula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1.612cm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fo:keep-together="auto"/>
    </style:style>
    <style:style style:name="Taula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1.612cm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fo:keep-together="auto"/>
    </style:style>
    <style:style style:name="Taula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3.2" style:family="table-row">
      <style:table-row-properties style:min-row-height="1.612cm" fo:keep-together="auto"/>
    </style:style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ble1.2" style:family="table-row">
      <style:table-row-properties style:min-row-height="1.612cm" fo:keep-together="auto"/>
    </style:style>
    <style:style style:name="P1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</style:style>
    <style:style style:name="P2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style:font-name="Calibri" fo:font-size="6pt" style:font-size-asian="5.25pt" style:font-size-complex="6pt"/>
    </style:style>
    <style:style style:name="P3" style:family="paragraph" style:parent-style-name="Standard">
      <style:paragraph-properties fo:margin-top="0.212cm" fo:margin-bottom="0cm" loext:contextual-spacing="false"/>
    </style:style>
    <style:style style:name="P4" style:family="paragraph" style:parent-style-name="Standard">
      <style:paragraph-properties fo:margin-top="0.212cm" fo:margin-bottom="0cm" loext:contextual-spacing="false"/>
      <style:text-properties style:font-name="Calibri" fo:font-style="italic" style:font-style-asian="italic"/>
    </style:style>
    <style:style style:name="P5" style:family="paragraph" style:parent-style-name="Standard">
      <style:paragraph-properties fo:margin-top="0.212cm" fo:margin-bottom="0cm" loext:contextual-spacing="false"/>
      <style:text-properties style:font-name="Calibri" fo:font-style="italic" officeooo:paragraph-rsid="00114277" style:font-style-asian="italic"/>
    </style:style>
    <style:style style:name="P6" style:family="paragraph" style:parent-style-name="Standard">
      <style:paragraph-properties fo:margin-top="0.212cm" fo:margin-bottom="0cm" loext:contextual-spacing="false"/>
      <style:text-properties style:font-name="Calibri" fo:font-style="italic" officeooo:paragraph-rsid="00127107" style:font-style-asian="italic"/>
    </style:style>
    <style:style style:name="P7" style:family="paragraph" style:parent-style-name="Standard">
      <style:paragraph-properties fo:margin-top="0.212cm" fo:margin-bottom="0cm" loext:contextual-spacing="false"/>
      <style:text-properties officeooo:paragraph-rsid="00114277"/>
    </style:style>
    <style:style style:name="P8" style:family="paragraph" style:parent-style-name="Standard">
      <style:paragraph-properties fo:margin-top="0.212cm" fo:margin-bottom="0cm" loext:contextual-spacing="false"/>
      <style:text-properties officeooo:paragraph-rsid="00127107"/>
    </style:style>
    <style:style style:name="P9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</style:style>
    <style:style style:name="P10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/>
    </style:style>
    <style:style style:name="P11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font-weight="bold" officeooo:paragraph-rsid="00114277" style:font-size-asian="14pt" style:font-weight-asian="bold" style:font-size-complex="14pt"/>
    </style:style>
    <style:style style:name="P13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font-weight="bold" officeooo:rsid="00127107" officeooo:paragraph-rsid="00127107" style:font-size-asian="14pt" style:font-weight-asian="bold" style:font-size-complex="14pt"/>
    </style:style>
    <style:style style:name="P14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officeooo:paragraph-rsid="00114277"/>
    </style:style>
    <style:style style:name="P15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font-style="italic" officeooo:rsid="00114277" officeooo:paragraph-rsid="00114277" style:font-style-asian="italic"/>
    </style:style>
    <style:style style:name="P1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officeooo:rsid="00114277" officeooo:paragraph-rsid="00114277"/>
    </style:style>
    <style:style style:name="P17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/>
    </style:style>
    <style:style style:name="P18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officeooo:paragraph-rsid="00127107"/>
    </style:style>
    <style:style style:name="P19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officeooo:rsid="00127107" officeooo:paragraph-rsid="00127107"/>
    </style:style>
    <style:style style:name="P20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rsid="00114277" officeooo:paragraph-rsid="00114277"/>
    </style:style>
    <style:style style:name="P21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114277"/>
    </style:style>
    <style:style style:name="P22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New Century Schlbk" fo:font-size="6pt" fo:font-weight="bold" style:font-size-asian="5.25pt" style:font-weight-asian="bold" style:font-size-complex="6pt"/>
    </style:style>
    <style:style style:name="P23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officeooo:paragraph-rsid="00127107"/>
    </style:style>
    <style:style style:name="P24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" fo:font-size="18pt" fo:font-weight="bold" officeooo:rsid="00114277" officeooo:paragraph-rsid="00114277" style:font-size-asian="18pt" style:font-weight-asian="bold"/>
    </style:style>
    <style:style style:name="P25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fo:font-style="italic" officeooo:paragraph-rsid="00127107" style:font-style-asian="italic"/>
    </style:style>
    <style:style style:name="P2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use-window-font-color="true" style:font-name="Calibri" fo:font-size="12pt" fo:language="es" fo:country="ES" fo:font-style="italic" fo:font-weight="bold" officeooo:rsid="00114277" officeooo:paragraph-rsid="00127107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27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/>
    </style:style>
    <style:style style:name="P28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officeooo:rsid="0014aeb6" officeooo:paragraph-rsid="0014aeb6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14277" style:font-weight-asian="bold"/>
    </style:style>
    <style:style style:name="T4" style:family="text">
      <style:text-properties style:font-name="Calibri" fo:font-weight="bold" officeooo:rsid="0014aeb6" style:font-weight-asian="bold"/>
    </style:style>
    <style:style style:name="T5" style:family="text">
      <style:text-properties style:font-name="Calibri" fo:font-style="italic" style:font-style-asian="italic"/>
    </style:style>
    <style:style style:name="T6" style:family="text">
      <style:text-properties style:font-name="Calibri" fo:font-style="italic" fo:font-weight="bold" style:font-style-asian="italic" style:font-weight-asian="bold"/>
    </style:style>
    <style:style style:name="T7" style:family="text">
      <style:text-properties officeooo:rsid="00114277"/>
    </style:style>
    <style:style style:name="T8" style:family="text">
      <style:text-properties style:text-position="super 58%" officeooo:rsid="00114277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114277" style:font-style-asian="italic"/>
    </style:style>
    <style:style style:name="T11" style:family="text">
      <style:text-properties fo:font-style="italic" officeooo:rsid="0016225b" style:font-style-asian="italic"/>
    </style:style>
    <style:style style:name="T12" style:family="text">
      <style:text-properties fo:color="#ce181e" style:font-name="Calibri" officeooo:rsid="0014aeb6"/>
    </style:style>
    <style:style style:name="T13" style:family="text">
      <style:text-properties fo:color="#ce181e" style:font-name="Calibri" fo:font-weight="bold" officeooo:rsid="0014aeb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Verification document</text:p>
      <text:p text:style-name="P27"><text:span text:style-name="T3">Program or utility to verify</text:span><text:span text:style-name="T2">:</text:span><text:span text:style-name="T1"> </text:span></text:p>
      <text:p text:style-name="P28"><text:span text:style-name="T3">Author(s) of the </text:span><text:span text:style-name="T2">design:</text:span><text:span text:style-name="T1"> </text:span></text:p>
      <text:p text:style-name="P1"><text:span text:style-name="T3">Author(s) of the </text:span><text:span text:style-name="T4">code</text:span><text:span text:style-name="T2">:</text:span><text:span text:style-name="T1"> </text:span></text:p>
      <text:p text:style-name="P1"><text:span text:style-name="T3">Author(s) of the verification document</text:span><text:span text:style-name="T2">:</text:span><text:span text:style-name="T1"> </text:span></text:p>
      <text:p text:style-name="P1"><text:span text:style-name="T3">Author(s) of the verification</text:span><text:span text:style-name="T2">:</text:span><text:span text:style-name="T1"> </text:span></text:p>
      <text:p text:style-name="P2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1">1<text:span text:style-name="T8">st</text:span> <text:span text:style-name="T7">verification case</text:span></text:p>
          </table:table-cell>
        </table:table-row>
        <table:table-row table:style-name="Taula1.2">
          <table:table-cell table:style-name="Taula1.A1" office:value-type="string">
            <text:p text:style-name="P21"><text:span text:style-name="T3">Objective</text:span><text:span text:style-name="T1">:</text:span><text:span text:style-name="T5"> </text:span></text:p>
            <text:p text:style-name="P21"><text:span text:style-name="T3">Input</text:span><text:span text:style-name="T1">:</text:span><text:span text:style-name="T5"> </text:span></text:p>
            <text:p text:style-name="P7"><text:span text:style-name="T3">Previewed output</text:span><text:span text:style-name="T1">:</text:span></text:p>
            <text:p text:style-name="P5"/>
            <text:p text:style-name="P21"><text:span text:style-name="T3">Verification output</text:span><text:span text:style-name="T1">: </text:span><text:span text:style-name="T13">screenshots</text:span><text:span text:style-name="T12"> </text:span><text:span text:style-name="T13">needed</text:span></text:p>
            <text:p text:style-name="P14"/>
            <text:p text:style-name="P20"><text:span text:style-name="T6">Explanation</text:span><text:span text:style-name="T5">: </text:span></text:p>
            <text:p text:style-name="P15"/>
          </table:table-cell>
        </table:table-row>
      </table:table>
      <text:p text:style-name="P22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2"><text:span text:style-name="T7">2</text:span><text:span text:style-name="T8">nd</text:span> <text:span text:style-name="T7">verification case</text:span></text:p>
          </table:table-cell>
        </table:table-row>
        <table:table-row table:style-name="Taula2.2">
          <table:table-cell table:style-name="Taula2.A1" office:value-type="string">
            <text:p text:style-name="P9"><text:span text:style-name="T3">Objective</text:span><text:span text:style-name="T1">:</text:span><text:span text:style-name="T5"> </text:span></text:p>
            <text:p text:style-name="P9"><text:span text:style-name="T3">Input</text:span><text:span text:style-name="T1">:</text:span><text:span text:style-name="T5"> </text:span></text:p>
            <text:p text:style-name="P3"><text:span text:style-name="T3">Previewed output</text:span><text:span text:style-name="T1">:</text:span></text:p>
            <text:p text:style-name="P4"/>
            <text:p text:style-name="P9"><text:span text:style-name="T3">Verification output</text:span><text:span text:style-name="T1">: </text:span></text:p>
            <text:p text:style-name="P10"/>
            <text:p text:style-name="P20"><text:span text:style-name="T2">Explanation</text:span><text:span text:style-name="T1">: </text:span></text:p>
            <text:p text:style-name="P16"/>
          </table:table-cell>
        </table:table-row>
      </table:table>
      <text:p text:style-name="P22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2"><text:span text:style-name="T7">3</text:span><text:span text:style-name="T8">rd</text:span> <text:span text:style-name="T7">verification case</text:span></text:p>
          </table:table-cell>
        </table:table-row>
        <table:table-row table:style-name="Taula3.2">
          <table:table-cell table:style-name="Taula3.A1" office:value-type="string">
            <text:p text:style-name="P21"><text:span text:style-name="T3">Objective</text:span><text:span text:style-name="T1">:</text:span><text:span text:style-name="T5"> </text:span></text:p>
            <text:p text:style-name="P21"><text:span text:style-name="T3">Input</text:span><text:span text:style-name="T1">:</text:span><text:span text:style-name="T5"> </text:span></text:p>
            <text:p text:style-name="P7"><text:span text:style-name="T3">Previewed output</text:span><text:span text:style-name="T1">:</text:span></text:p>
            <text:p text:style-name="P5"/>
            <text:p text:style-name="P21"><text:span text:style-name="T3">Verification output</text:span><text:span text:style-name="T1">: </text:span></text:p>
            <text:p text:style-name="P14"/>
            <text:p text:style-name="P20"><text:span text:style-name="T6">Explanation</text:span><text:span text:style-name="T5">: </text:span></text:p>
          </table:table-cell>
        </table:table-row>
      </table:table>
      <text:p text:style-name="P17"><text:soft-page-break/><text:span text:style-name="T10">Add as many cases as you need</text:span><text:span text:style-name="T9">.</text:span></text:p>
      <text:p text:style-name="P2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Missing verification cases by the verifiers</text:p>
          </table:table-cell>
        </table:table-row>
        <table:table-row table:style-name="Table1.2">
          <table:table-cell table:style-name="Table1.A1" office:value-type="string">
            <text:p text:style-name="P23"><text:span text:style-name="T3">Objective</text:span><text:span text:style-name="T1">:</text:span><text:span text:style-name="T5"> </text:span></text:p>
            <text:p text:style-name="P23"><text:span text:style-name="T3">Input</text:span><text:span text:style-name="T1">:</text:span><text:span text:style-name="T5"> </text:span></text:p>
            <text:p text:style-name="P8"><text:span text:style-name="T3">Previewed output</text:span><text:span text:style-name="T1">:</text:span></text:p>
            <text:p text:style-name="P6"/>
            <text:p text:style-name="P23"><text:span text:style-name="T3">Verification output</text:span><text:span text:style-name="T1">: </text:span></text:p>
            <text:p text:style-name="P18"/>
            <text:p text:style-name="P26">Explanation: </text:p>
          </table:table-cell>
        </table:table-row>
      </table:table>
      <text:p text:style-name="P19"><text:span text:style-name="T10">Add as many cases as you need</text:span><text:span text:style-name="T9">.</text:span><text:span text:style-name="T11"> All the possible inputs should be te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Lafuente</meta:initial-creator>
    <meta:editing-cycles>6</meta:editing-cycles>
    <meta:print-date>2014-01-28T14:47:00</meta:print-date>
    <meta:creation-date>2014-08-28T09:07:00</meta:creation-date>
    <dc:date>2021-02-24T12:06:00.161064269</dc:date>
    <meta:editing-duration>PT15M59S</meta:editing-duration>
    <meta:generator>LibreOffice/6.0.7.3$Linux_X86_64 LibreOffice_project/00m0$Build-3</meta:generator>
    <meta:document-statistic meta:table-count="4" meta:image-count="0" meta:object-count="0" meta:page-count="2" meta:paragraph-count="32" meta:word-count="90" meta:character-count="672" meta:non-whitespace-character-count="594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